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0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øs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www.uio.no/studier/emner/matnat/ifi/INF2100/index.html" xlink:type="simple">INF2100 - Prosjektoppgave i programmering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110/index.html" xlink:type="simple">INF3110 - Programmeringsspråk</text:a>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170/index.html" xlink:type="simple">INF3170 - Logikk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290/index.html" xlink:type="simple">INF3290 - Store og komplekse informasjonssystemer</text:a>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331/index.html" xlink:type="simple">INF3331 - Problemløsning med høynivå-språk</text:a>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470/index.html" xlink:type="simple">INF3470 - Digital signalbehandl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style-name="ce5"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490/index.html" xlink:type="simple">INF3490 - Biologically inspired comput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-INF1100/index.html" xlink:type="simple">MAT-INF1100 - Modellering og beregninge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3600/index.html" xlink:type="simple">MAT-INF3600 - Matematisk logikk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math/MAT2500/index.html" xlink:type="simple">MAT2500 - Geometri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3" office:value-type="string" calcext:value-type="string">
            <text:p>Ant høstkurs:</text:p>
          </table:table-cell>
          <table:table-cell table:style-name="Default" table:formula="of:=SUM([.B3:.B12])/1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ør ta: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Vil ta </text:p>
          </table:table-cell>
          <table:table-cell table:style-name="Default"/>
          <table:table-cell table:formula="of:=SUM([.C3:.C12])" office:value-type="float" office:value="4" calcext:value-type="float">
            <text:p>4</text:p>
          </table:table-cell>
          <table:table-cell table:number-columns-repeated="2"/>
          <table:table-cell table:style-name="ce5"/>
          <table:table-cell/>
        </table:table-row>
        <table:table-row table:style-name="ro1" table:number-rows-repeated="3">
          <table:table-cell table:style-name="ce3"/>
          <table:table-cell table:style-name="Default"/>
          <table:table-cell table:number-columns-repeated="5"/>
        </table:table-row>
        <table:table-row table:style-name="ro1">
          <table:table-cell table:style-name="ce3" office:value-type="string" calcext:value-type="string">
            <text:p>Vår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string" calcext:value-type="string">
            <text:p>Emne</text:p>
          </table:table-cell>
          <table:table-cell table:style-name="ce1" office:value-type="string" calcext:value-type="string">
            <text:p>Studiepoeng</text:p>
          </table:table-cell>
          <table:table-cell table:style-name="ce6" office:value-type="string" calcext:value-type="string">
            <text:p>Vil ta: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<text:a xlink:href="http://www.uio.no/studier/emner/matnat/ifi/INF1820/index.html" xlink:type="simple">INF1820 - Introduksjon til språk- og kommunikasjonsteknologi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ør ta for 2820</text:p>
          </table:table-cell>
          <table:table-cell office:value-type="string" calcext:value-type="string">
            <text:p>4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2080/index.html" xlink:type="simple">INF2080 - Logikk og beregninger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2270/index.html" xlink:type="simple">INF2270 - Datamaskinarkitektu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310/index.html" xlink:type="simple">INF2310 - Digital bildebehandling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440/index.html" xlink:type="simple">INF2440 - Effektiv parallellprogrammering 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2810/index.html" xlink:type="simple">INF2810 - Funksjonell programmer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ørt er kult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2820/index.html" xlink:type="simple">INF2820 - Datalingvistikk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ør ta for master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151/index.html" xlink:type="simple">INF3151 - Operativsystemer</text:a>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190/index.html" xlink:type="simple">INF3190 - Datakommunikasjon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230/index.html" xlink:type="simple">INF3230 - Formell modellering og analyse av kommuniserende systemer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ør ta for master</text:p>
          </table:table-cell>
          <table:table-cell office:value-type="string" calcext:value-type="string">
            <text:p>6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380/index.html" xlink:type="simple">INF3380 - Parallellprogrammering for naturvitenskapelige probleme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400/index.html" xlink:type="simple">INF3400 - Digital mikroelektronikk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3480/index.html" xlink:type="simple">INF3480 - Introduksjon til Robotteknologi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 semeste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http://www.uio.no/studier/emner/matnat/ifi/INF3800/index.html" xlink:type="simple">INF3800 - Søketeknologi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ifi/INF-MAT2351/index.html" xlink:type="simple">INF-MAT2351 - Numeriske beregninge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2360/index.html" xlink:type="simple">MAT-INF2360 - Anvendelser av lineær algebra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3100/index.html" xlink:type="simple">MAT-INF3100 - Lineær optimering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-INF3360/index.html" xlink:type="simple">MAT-INF3360 - Innføring i partielle differensialligninge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200/index.html" xlink:type="simple">MAT2200 - Grupper, ringer og kropper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400/index.html" xlink:type="simple">MAT2400 - Reell analyse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MAT2440/index.html" xlink:type="simple">MAT2440 - Differensiallikninger og optimal kontrollteori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http://www.uio.no/studier/emner/matnat/math/STK1100/index.html" xlink:type="simple">STK1100 - Sannsynlighetsregning og statistisk modellering</text:a>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Exphil 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å ta :/</text:p>
          </table:table-cell>
          <table:table-cell office:value-type="string" calcext:value-type="string">
            <text:p>4 semeste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5" office:value-type="string" calcext:value-type="string">
            <text:p>Ant vårkurs </text:p>
          </table:table-cell>
          <table:table-cell table:formula="of:=SUM([.B22:.B44])/10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Bør ta: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l ta </text:p>
          </table:table-cell>
          <table:table-cell table:style-name="Default"/>
          <table:table-cell table:formula="of:=SUM([.C22:.C44])" office:value-type="float" office:value="7" calcext:value-type="float">
            <text:p>7</text:p>
          </table:table-cell>
          <table:table-cell table:number-columns-repeated="4"/>
        </table:table-row>
        <table:table-row table:style-name="ro1" table:number-rows-repeated="9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ce5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6"/>
        </table:table-row>
        <table:table-row table:style-name="ro1" table:number-rows-repeated="9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ce5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style-name="ce5"/>
          <table:table-cell table:number-columns-repeated="6"/>
        </table:table-row>
        <table:table-row table:style-name="ro1" table:number-rows-repeated="8">
          <table:table-cell/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 table:number-rows-repeated="3"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8">00/00/0000</text:date>, <text:time style:data-style-name="N2" text:time-value="21:33:30.1068502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3:20:32.614010232</meta:creation-date>
    <meta:generator>LibreOffice/4.4.2.2$Linux_X86_64 LibreOffice_project/40m0$Build-2</meta:generator>
    <dc:date>2015-10-08T19:25:29.355448081</dc:date>
    <meta:editing-duration>P1DT8H15M13S</meta:editing-duration>
    <meta:editing-cycles>10</meta:editing-cycles>
    <meta:document-statistic meta:table-count="1" meta:cell-count="113" meta:object-count="0"/>
  </office:meta>
</office:document-meta>
</file>